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146in" style:line-height-at-least="0.2398in" fo:text-indent="0in" style:auto-text-indent="false"/>
      <style:text-properties fo:font-variant="normal" fo:text-transform="none" fo:color="#363636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ílem práce je navrhnout a naprogramovat systém pro monitorování stavů plánovacích úloh z externího systému za použití jazyka Java a Java EE 6 technologií nad open-source projekty JBoss.</text:p>
      <text:p text:style-name="P1">Systém umožní uživateli monitorovat stav úloh v přehledné tabulce s ukazatelem průběhu zpracování. Úlohu bude možné pozastavit, zrušit a zobrazit její detaily. Systém bude zobrazovat i hotové úlohy. Dále bude možné v systému vytvářet nové úlohy. Nové úlohy mohou vzniknout i na základě předlohy v podobě již zpracované úlohy. Úlohy se budou ukládat do databáze.</text:p>
      <text:p text:style-name="P1">Zpracování úloh bude probíhat na odděleném serveru. Jeho návrh a vývoj není součástí bakalářské práce. Server bude zpřístupněn pomocí Web Service rozhraní. Toto rozhraní bude umožňovat spuštění výpočtu úlohy a její zastavení. Zjistit stav úlohy bude možné přímo v databázi.</text:p>
      <text:p text:style-name="P1">Aplikace bude obsahovat dynamické rozhraní, které bude snadno použitelné jak na obrazovce, tak na mobilním zařízení. Bude k dispozici několik úrovní uživatelských rolí - administrátor s univerzálním přístupem, plánovač s přístupem ke správě jeho úloh a čtenář s přístupem pouze pro čtení. Uživatelé by měli být seskupování do organizací s tím, že plánovač a čtenář vidí pouze úlohy příslušející jejich organizaci. Libovolná úlohy může být označena pro veřejný přístup a pak bude monžné zobrazit její detaily pomocí speciálního URL.</text:p>
      <text:p text:style-name="P1">Student se naučí základy Java EE 6 technologií (Java Security, Web Services, Java Persistence API, Enterprise Java Beans, Java Server Faces) a stylovacího frameworku Twitter Bootstra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'Helvetica Neue', Helvetica, sans-serif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8:18:01</meta:creation-date>
    <dc:date>2013-10-25T18:18:31</dc:date>
    <meta:editing-duration>P0D</meta:editing-duration>
    <meta:editing-cycles>1</meta:editing-cycles>
    <meta:document-statistic meta:table-count="0" meta:image-count="0" meta:object-count="0" meta:page-count="1" meta:paragraph-count="5" meta:word-count="228" meta:character-count="1535" meta:non-whitespace-character-count="1312"/>
    <meta:generator>LibreOffice/3.5$Linux_X86_64 LibreOffice_project/350m1$Build-2</meta:generator>
  </office:meta>
</office:document-meta>
</file>